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6" table:default-cell-style-name="ce1"/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style-name="ce1" table:number-columns-repeated="8"/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style-name="ce1" table:number-columns-repeated="8"/>
          <table:table-cell table:number-columns-repeated="8"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0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12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6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style-name="ce1"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style-name="ce1"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style-name="ce1" table:number-columns-repeated="8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style-name="ce2" table:number-columns-repeated="14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12T02:29:40.082830280</dc:date>
    <meta:editing-duration>PT3H49M12S</meta:editing-duration>
    <meta:editing-cycles>28</meta:editing-cycles>
    <meta:generator>LibreOffice/6.0.5.1$Linux_X86_64 LibreOffice_project/00m0$Build-1</meta:generator>
    <meta:document-statistic meta:table-count="1" meta:cell-count="370" meta:object-count="0"/>
  </office:meta>
</office:document-meta>
</file>